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4.429cm"/>
    </style:style>
    <style:style style:name="co3" style:family="table-column">
      <style:table-column-properties fo:break-before="auto" style:column-width="8.01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17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BBB Debian k3.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Frequenza [MHz]</text:p>
          </table:table-cell>
          <table:table-cell table:style-name="ce1" office:value-type="string">
            <text:p>Periferiche</text:p>
          </table:table-cell>
          <table:table-cell table:style-name="ce1" office:value-type="string">
            <text:p>Condizione</text:p>
          </table:table-cell>
          <table:table-cell table:style-name="ce2" office:value-type="string">
            <text:p>Consumo [W]</text:p>
          </table:table-cell>
          <table:table-cell table:style-name="ce1"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-</text:p>
          </table:table-cell>
          <table:table-cell office:value-type="string">
            <text:p>rest</text:p>
          </table:table-cell>
          <table:table-cell office:value-type="float" office:value="0.84">
            <text:p>0.84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HDMI</text:p>
          </table:table-cell>
          <table:table-cell office:value-type="string">
            <text:p>rest</text:p>
          </table:table-cell>
          <table:table-cell office:value-type="float" office:value="0.87">
            <text:p>0.87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-</text:p>
          </table:table-cell>
          <table:table-cell office:value-type="string">
            <text:p>rest</text:p>
          </table:table-cell>
          <table:table-cell office:value-type="float" office:value="0.94">
            <text:p>0.94</text:p>
          </table:table-cell>
          <table:table-cell table:number-columns-repeated="1020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-</text:p>
          </table:table-cell>
          <table:table-cell office:value-type="string">
            <text:p>rest</text:p>
          </table:table-cell>
          <table:table-cell office:value-type="float" office:value="1.1">
            <text:p>1.10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-</text:p>
          </table:table-cell>
          <table:table-cell office:value-type="string">
            <text:p>rest</text:p>
          </table:table-cell>
          <table:table-cell office:value-type="float" office:value="1.15">
            <text:p>1.15</text:p>
          </table:table-cell>
          <table:table-cell table:style-name="ce4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Hub USB: IHU 1000</text:p>
          </table:table-cell>
          <table:table-cell office:value-type="string">
            <text:p>rest</text:p>
          </table:table-cell>
          <table:table-cell office:value-type="float" office:value="1.16">
            <text:p>1.16</text:p>
          </table:table-cell>
          <table:table-cell table:formula="of:=[.D7]-[.$D$6]" office:value-type="float" office:value="0.01">
            <text:p>0.01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WiFi: Netgear N150</text:p>
          </table:table-cell>
          <table:table-cell office:value-type="string">
            <text:p>rest</text:p>
          </table:table-cell>
          <table:table-cell office:value-type="float" office:value="1.32">
            <text:p>1.32</text:p>
          </table:table-cell>
          <table:table-cell table:formula="of:=[.D8]-[.$D$6]" office:value-type="float" office:value="0.17">
            <text:p>0.17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WiFi: Netgear N150</text:p>
          </table:table-cell>
          <table:table-cell office:value-type="string">
            <text:p>Ad-hoc rest</text:p>
          </table:table-cell>
          <table:table-cell office:value-type="float" office:value="1.6">
            <text:p>1.60</text:p>
          </table:table-cell>
          <table:table-cell table:formula="of:=[.D9]-[.$D$6]" office:value-type="float" office:value="0.45">
            <text:p>0.45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WiFi: Netgear N150</text:p>
          </table:table-cell>
          <table:table-cell office:value-type="string">
            <text:p>Receiving 1.9 MB/s</text:p>
          </table:table-cell>
          <table:table-cell office:value-type="float" office:value="1.9">
            <text:p>1.90</text:p>
          </table:table-cell>
          <table:table-cell table:formula="of:=[.D10]-[.$D$6]"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WiFi: Netgear N150</text:p>
          </table:table-cell>
          <table:table-cell office:value-type="string">
            <text:p>Sending 1.9 MB/s</text:p>
          </table:table-cell>
          <table:table-cell office:value-type="float" office:value="2.1">
            <text:p>2.10</text:p>
          </table:table-cell>
          <table:table-cell table:formula="of:=[.D11]-[.$D$6]" office:value-type="float" office:value="0.95">
            <text:p>0.95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Telosb</text:p>
          </table:table-cell>
          <table:table-cell office:value-type="string">
            <text:p>rest, serial opened</text:p>
          </table:table-cell>
          <table:table-cell office:value-type="float" office:value="1.27">
            <text:p>1.27</text:p>
          </table:table-cell>
          <table:table-cell table:formula="of:=[.D12]-[.$D$6]" office:value-type="float" office:value="0.12">
            <text:p>0.12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Telosb</text:p>
          </table:table-cell>
          <table:table-cell office:value-type="string">
            <text:p>receive, serial opened</text:p>
          </table:table-cell>
          <table:table-cell office:value-type="float" office:value="1.27">
            <text:p>1.27</text:p>
          </table:table-cell>
          <table:table-cell table:formula="of:=[.D13]-[.$D$6]" office:value-type="float" office:value="0.12">
            <text:p>0.12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Telosb</text:p>
          </table:table-cell>
          <table:table-cell office:value-type="string">
            <text:p>transmit, serial closed</text:p>
          </table:table-cell>
          <table:table-cell office:value-type="float" office:value="1.27">
            <text:p>1.27</text:p>
          </table:table-cell>
          <table:table-cell table:formula="of:=[.D14]-[.$D$6]" office:value-type="float" office:value="0.12">
            <text:p>0.12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Telosb</text:p>
          </table:table-cell>
          <table:table-cell office:value-type="string">
            <text:p>transmit, serial opened</text:p>
          </table:table-cell>
          <table:table-cell office:value-type="float" office:value="1.27">
            <text:p>1.27</text:p>
          </table:table-cell>
          <table:table-cell table:formula="of:=[.D15]-[.$D$6]" office:value-type="float" office:value="0.12">
            <text:p>0.12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Webcam: PC207</text:p>
          </table:table-cell>
          <table:table-cell office:value-type="string">
            <text:p>rest</text:p>
          </table:table-cell>
          <table:table-cell office:value-type="float" office:value="1.31">
            <text:p>1.31</text:p>
          </table:table-cell>
          <table:table-cell table:formula="of:=[.D16]-[.$D$6]" office:value-type="float" office:value="0.16">
            <text:p>0.16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Webcam: PC207</text:p>
          </table:table-cell>
          <table:table-cell office:value-type="string">
            <text:p>Continuous capture</text:p>
          </table:table-cell>
          <table:table-cell office:value-type="float" office:value="2.2">
            <text:p>2.20</text:p>
          </table:table-cell>
          <table:table-cell table:formula="of:=[.D17]-[.$D$6]" office:value-type="float" office:value="1.05">
            <text:p>1.05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Webcam: Logitech Antimo</text:p>
          </table:table-cell>
          <table:table-cell office:value-type="string">
            <text:p>rest</text:p>
          </table:table-cell>
          <table:table-cell office:value-type="float" office:value="1.4">
            <text:p>1.40</text:p>
          </table:table-cell>
          <table:table-cell table:formula="of:=[.D18]-[.$D$6]" office:value-type="float" office:value="0.25">
            <text:p>0.25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Webcam: Logitech Antimo</text:p>
          </table:table-cell>
          <table:table-cell office:value-type="string">
            <text:p>Continuous capture</text:p>
          </table:table-cell>
          <table:table-cell office:value-type="float" office:value="2.37">
            <text:p>2.37</text:p>
          </table:table-cell>
          <table:table-cell table:formula="of:=[.D19]-[.$D$6]" office:value-type="float" office:value="1.22">
            <text:p>1.22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Webcam: Logitech C170</text:p>
          </table:table-cell>
          <table:table-cell office:value-type="string">
            <text:p>rest</text:p>
          </table:table-cell>
          <table:table-cell office:value-type="float" office:value="1.38">
            <text:p>1.38</text:p>
          </table:table-cell>
          <table:table-cell table:formula="of:=[.D20]-[.$D$6]" office:value-type="float" office:value="0.23">
            <text:p>0.23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Webcam: Logitech C170</text:p>
          </table:table-cell>
          <table:table-cell office:value-type="string">
            <text:p>Continuous capture (select timeout)</text:p>
          </table:table-cell>
          <table:table-cell office:value-type="float" office:value="1.56">
            <text:p>1.56</text:p>
          </table:table-cell>
          <table:table-cell table:formula="of:=[.D21]-[.$D$6]" office:value-type="float" office:value="0.41">
            <text:p>0.41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Webcam: Logitech C270</text:p>
          </table:table-cell>
          <table:table-cell office:value-type="string">
            <text:p>rest</text:p>
          </table:table-cell>
          <table:table-cell office:value-type="float" office:value="2.1">
            <text:p>2.10</text:p>
          </table:table-cell>
          <table:table-cell table:formula="of:=[.D22]-[.$D$6]" office:value-type="float" office:value="0.95">
            <text:p>0.95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Webcam: Logitech C270</text:p>
          </table:table-cell>
          <table:table-cell office:value-type="string">
            <text:p>Continuous capture (select timeout)</text:p>
          </table:table-cell>
          <table:table-cell office:value-type="float" office:value="2.2">
            <text:p>2.20</text:p>
          </table:table-cell>
          <table:table-cell table:formula="of:=[.D23]-[.$D$6]" office:value-type="float" office:value="1.05">
            <text:p>1.05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Hub, Telosb, PC207</text:p>
          </table:table-cell>
          <table:table-cell office:value-type="string">
            <text:p>rest, wifi hoc</text:p>
          </table:table-cell>
          <table:table-cell office:value-type="float" office:value="2.2">
            <text:p>2.20</text:p>
          </table:table-cell>
          <table:table-cell table:style-name="ce4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Hub, Telosb, PC207</text:p>
          </table:table-cell>
          <table:table-cell office:value-type="string">
            <text:p>Testbed service started</text:p>
          </table:table-cell>
          <table:table-cell office:value-type="float" office:value="2.7">
            <text:p>2.70</text:p>
          </table:table-cell>
          <table:table-cell table:formula="of:=[.D25]-[.$D$24]"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Hub, Telosb, PC207</text:p>
          </table:table-cell>
          <table:table-cell office:value-type="string">
            <text:p>Testbed CTA 1 WiFi</text:p>
          </table:table-cell>
          <table:table-cell office:value-type="float" office:value="2.83">
            <text:p>2.83</text:p>
          </table:table-cell>
          <table:table-cell table:formula="of:=[.D26]-[.$D$24]" office:value-type="float" office:value="0.63">
            <text:p>0.63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Hub, Telosb, PC207</text:p>
          </table:table-cell>
          <table:table-cell office:value-type="string">
            <text:p>Testbed CTA 40 WiFi</text:p>
          </table:table-cell>
          <table:table-cell office:value-type="float" office:value="2.85">
            <text:p>2.85</text:p>
          </table:table-cell>
          <table:table-cell table:formula="of:=[.D27]-[.$D$24]" office:value-type="float" office:value="0.65">
            <text:p>0.65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Hub, Telosb, PC207</text:p>
          </table:table-cell>
          <table:table-cell office:value-type="string">
            <text:p>Testbed CTA 100 WiFi</text:p>
          </table:table-cell>
          <table:table-cell office:value-type="float" office:value="3">
            <text:p>3.00</text:p>
          </table:table-cell>
          <table:table-cell table:formula="of:=[.D28]-[.$D$24]"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Hub, Telosb, PC207</text:p>
          </table:table-cell>
          <table:table-cell office:value-type="string">
            <text:p>Testbed ATC 60,50 Police WiFi</text:p>
          </table:table-cell>
          <table:table-cell office:value-type="float" office:value="2.84">
            <text:p>2.84</text:p>
          </table:table-cell>
          <table:table-cell table:formula="of:=[.D29]-[.$D$24]" office:value-type="float" office:value="0.64">
            <text:p>0.64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Hub, Telosb, PC207</text:p>
          </table:table-cell>
          <table:table-cell office:value-type="string">
            <text:p>Testbed ATC 60,50 Police kpts enc WiFi</text:p>
          </table:table-cell>
          <table:table-cell office:value-type="float" office:value="2.84">
            <text:p>2.84</text:p>
          </table:table-cell>
          <table:table-cell table:formula="of:=[.D30]-[.$D$24]" office:value-type="float" office:value="0.64">
            <text:p>0.64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Hub, Telosb, PC207</text:p>
          </table:table-cell>
          <table:table-cell office:value-type="string">
            <text:p>Testbed ATC 60,50 Police kpts enc entr enc WiFi</text:p>
          </table:table-cell>
          <table:table-cell office:value-type="float" office:value="2.84">
            <text:p>2.84</text:p>
          </table:table-cell>
          <table:table-cell table:formula="of:=[.D31]-[.$D$24]" office:value-type="float" office:value="0.64">
            <text:p>0.64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Hub, Telosb, PC207</text:p>
          </table:table-cell>
          <table:table-cell office:value-type="string">
            <text:p>Testbed CTA 1 Telos</text:p>
          </table:table-cell>
          <table:table-cell office:value-type="float" office:value="2.78">
            <text:p>2.78</text:p>
          </table:table-cell>
          <table:table-cell table:formula="of:=[.D32]-[.$D$24]" office:value-type="float" office:value="0.58">
            <text:p>0.58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Hub, Telosb, PC207</text:p>
          </table:table-cell>
          <table:table-cell office:value-type="string">
            <text:p>Testbed CTA 40 Telos</text:p>
          </table:table-cell>
          <table:table-cell office:value-type="float" office:value="2.78">
            <text:p>2.78</text:p>
          </table:table-cell>
          <table:table-cell table:formula="of:=[.D33]-[.$D$24]" office:value-type="float" office:value="0.58">
            <text:p>0.58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Hub, Telosb, PC207</text:p>
          </table:table-cell>
          <table:table-cell office:value-type="string">
            <text:p>Testbed CTA 100 Telos</text:p>
          </table:table-cell>
          <table:table-cell office:value-type="float" office:value="2.78">
            <text:p>2.78</text:p>
          </table:table-cell>
          <table:table-cell table:formula="of:=[.D34]-[.$D$24]" office:value-type="float" office:value="0.58">
            <text:p>0.58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Hub, Telosb, PC207</text:p>
          </table:table-cell>
          <table:table-cell office:value-type="string">
            <text:p>Testbed ATC 60,50 Police Telos</text:p>
          </table:table-cell>
          <table:table-cell office:value-type="float" office:value="2.76">
            <text:p>2.76</text:p>
          </table:table-cell>
          <table:table-cell table:formula="of:=[.D35]-[.$D$24]" office:value-type="float" office:value="0.56">
            <text:p>0.56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Hub, Telosb, PC207</text:p>
          </table:table-cell>
          <table:table-cell office:value-type="string">
            <text:p>Testbed ATC 60,50 Police kpts enc Telos</text:p>
          </table:table-cell>
          <table:table-cell office:value-type="float" office:value="2.78">
            <text:p>2.78</text:p>
          </table:table-cell>
          <table:table-cell table:formula="of:=[.D36]-[.$D$24]" office:value-type="float" office:value="0.58">
            <text:p>0.58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Hub, Telosb, PC207</text:p>
          </table:table-cell>
          <table:table-cell office:value-type="string">
            <text:p>Testbed ATC 60,50 Police kpts enc entr enc Telos</text:p>
          </table:table-cell>
          <table:table-cell office:value-type="float" office:value="2.78">
            <text:p>2.78</text:p>
          </table:table-cell>
          <table:table-cell table:formula="of:=[.D37]-[.$D$24]" office:value-type="float" office:value="0.58">
            <text:p>0.58</text:p>
          </table:table-cell>
          <table:table-cell table:number-columns-repeated="1019"/>
        </table:table-row>
        <table:table-row table:style-name="ro1">
          <table:table-cell office:value-type="string">
            <text:p>On-demand</text:p>
          </table:table-cell>
          <table:table-cell office:value-type="string">
            <text:p>Hub, Telosb, PC207</text:p>
          </table:table-cell>
          <table:table-cell office:value-type="string">
            <text:p>rest, wifi hoc</text:p>
          </table:table-cell>
          <table:table-cell table:style-name="Default" office:value-type="float" office:value="1.92">
            <text:p>1.92</text:p>
          </table:table-cell>
          <table:table-cell table:style-name="ce4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On-demand</text:p>
          </table:table-cell>
          <table:table-cell office:value-type="string">
            <text:p>Hub, Telosb, PC207</text:p>
          </table:table-cell>
          <table:table-cell office:value-type="string">
            <text:p>Testbed service started</text:p>
          </table:table-cell>
          <table:table-cell office:value-type="float" office:value="2.44">
            <text:p>2.44</text:p>
          </table:table-cell>
          <table:table-cell table:formula="of:=[.D39]-[.$D$38]" office:value-type="float" office:value="0.52">
            <text:p>0.52</text:p>
          </table:table-cell>
          <table:table-cell table:number-columns-repeated="1019"/>
        </table:table-row>
        <table:table-row table:style-name="ro1">
          <table:table-cell office:value-type="string">
            <text:p>On-demand</text:p>
          </table:table-cell>
          <table:table-cell office:value-type="string">
            <text:p>Hub, Telosb, PC207</text:p>
          </table:table-cell>
          <table:table-cell office:value-type="string">
            <text:p>Testbed CTA 1 WiFi</text:p>
          </table:table-cell>
          <table:table-cell office:value-type="float" office:value="2.85">
            <text:p>2.85</text:p>
          </table:table-cell>
          <table:table-cell table:formula="of:=[.D40]-[.$D$38]" office:value-type="float" office:value="0.93">
            <text:p>0.93</text:p>
          </table:table-cell>
          <table:table-cell table:number-columns-repeated="1019"/>
        </table:table-row>
        <table:table-row table:style-name="ro1">
          <table:table-cell office:value-type="string">
            <text:p>On-demand</text:p>
          </table:table-cell>
          <table:table-cell office:value-type="string">
            <text:p>Hub, Telosb, PC207</text:p>
          </table:table-cell>
          <table:table-cell office:value-type="string">
            <text:p>Testbed CTA 40 WiFi</text:p>
          </table:table-cell>
          <table:table-cell office:value-type="float" office:value="2.93">
            <text:p>2.93</text:p>
          </table:table-cell>
          <table:table-cell table:formula="of:=[.D41]-[.$D$38]" office:value-type="float" office:value="1.01">
            <text:p>1.01</text:p>
          </table:table-cell>
          <table:table-cell table:number-columns-repeated="1019"/>
        </table:table-row>
        <table:table-row table:style-name="ro1">
          <table:table-cell office:value-type="string">
            <text:p>On-demand</text:p>
          </table:table-cell>
          <table:table-cell office:value-type="string">
            <text:p>Hub, Telosb, PC207</text:p>
          </table:table-cell>
          <table:table-cell office:value-type="string">
            <text:p>Testbed CTA 100 WiFi</text:p>
          </table:table-cell>
          <table:table-cell office:value-type="float" office:value="3.03">
            <text:p>3.03</text:p>
          </table:table-cell>
          <table:table-cell table:formula="of:=[.D42]-[.$D$38]" office:value-type="float" office:value="1.11">
            <text:p>1.11</text:p>
          </table:table-cell>
          <table:table-cell table:number-columns-repeated="1019"/>
        </table:table-row>
        <table:table-row table:style-name="ro1">
          <table:table-cell office:value-type="string">
            <text:p>On-demand</text:p>
          </table:table-cell>
          <table:table-cell office:value-type="string">
            <text:p>Hub, Telosb, PC207</text:p>
          </table:table-cell>
          <table:table-cell office:value-type="string">
            <text:p>Testbed ATC 60,50 Police WiFi</text:p>
          </table:table-cell>
          <table:table-cell office:value-type="float" office:value="2.87">
            <text:p>2.87</text:p>
          </table:table-cell>
          <table:table-cell table:formula="of:=[.D43]-[.$D$38]" office:value-type="float" office:value="0.95">
            <text:p>0.95</text:p>
          </table:table-cell>
          <table:table-cell table:number-columns-repeated="1019"/>
        </table:table-row>
        <table:table-row table:style-name="ro1">
          <table:table-cell office:value-type="string">
            <text:p>On-demand</text:p>
          </table:table-cell>
          <table:table-cell office:value-type="string">
            <text:p>Hub, Telosb, PC207</text:p>
          </table:table-cell>
          <table:table-cell office:value-type="string">
            <text:p>Testbed ATC 60,50 Police kpts enc WiFi</text:p>
          </table:table-cell>
          <table:table-cell office:value-type="float" office:value="2.85">
            <text:p>2.85</text:p>
          </table:table-cell>
          <table:table-cell table:formula="of:=[.D44]-[.$D$38]" office:value-type="float" office:value="0.93">
            <text:p>0.93</text:p>
          </table:table-cell>
          <table:table-cell table:number-columns-repeated="1019"/>
        </table:table-row>
        <table:table-row table:style-name="ro1">
          <table:table-cell office:value-type="string">
            <text:p>On-demand</text:p>
          </table:table-cell>
          <table:table-cell office:value-type="string">
            <text:p>Hub, Telosb, PC207</text:p>
          </table:table-cell>
          <table:table-cell office:value-type="string">
            <text:p>Testbed ATC 60,50 Police kpts enc entr enc WiFi</text:p>
          </table:table-cell>
          <table:table-cell office:value-type="float" office:value="2.87">
            <text:p>2.87</text:p>
          </table:table-cell>
          <table:table-cell table:formula="of:=[.D45]-[.$D$38]" office:value-type="float" office:value="0.95">
            <text:p>0.95</text:p>
          </table:table-cell>
          <table:table-cell table:number-columns-repeated="1019"/>
        </table:table-row>
        <table:table-row table:style-name="ro1">
          <table:table-cell office:value-type="string">
            <text:p>On-demand</text:p>
          </table:table-cell>
          <table:table-cell office:value-type="string">
            <text:p>Hub, Telosb, PC207</text:p>
          </table:table-cell>
          <table:table-cell office:value-type="string">
            <text:p>Testbed CTA 1 Telos</text:p>
          </table:table-cell>
          <table:table-cell office:value-type="float" office:value="2.45">
            <text:p>2.45</text:p>
          </table:table-cell>
          <table:table-cell table:formula="of:=[.D46]-[.$D$38]" office:value-type="float" office:value="0.53">
            <text:p>0.53</text:p>
          </table:table-cell>
          <table:table-cell table:number-columns-repeated="1019"/>
        </table:table-row>
        <table:table-row table:style-name="ro1">
          <table:table-cell office:value-type="string">
            <text:p>On-demand</text:p>
          </table:table-cell>
          <table:table-cell office:value-type="string">
            <text:p>Hub, Telosb, PC207</text:p>
          </table:table-cell>
          <table:table-cell office:value-type="string">
            <text:p>Testbed CTA 40 Telos</text:p>
          </table:table-cell>
          <table:table-cell office:value-type="float" office:value="2.47">
            <text:p>2.47</text:p>
          </table:table-cell>
          <table:table-cell table:formula="of:=[.D47]-[.$D$38]" office:value-type="float" office:value="0.55">
            <text:p>0.55</text:p>
          </table:table-cell>
          <table:table-cell table:number-columns-repeated="1019"/>
        </table:table-row>
        <table:table-row table:style-name="ro1">
          <table:table-cell office:value-type="string">
            <text:p>On-demand</text:p>
          </table:table-cell>
          <table:table-cell office:value-type="string">
            <text:p>Hub, Telosb, PC207</text:p>
          </table:table-cell>
          <table:table-cell office:value-type="string">
            <text:p>Testbed CTA 100 Telos</text:p>
          </table:table-cell>
          <table:table-cell office:value-type="float" office:value="2.46">
            <text:p>2.46</text:p>
          </table:table-cell>
          <table:table-cell table:formula="of:=[.D48]-[.$D$38]" office:value-type="float" office:value="0.54">
            <text:p>0.54</text:p>
          </table:table-cell>
          <table:table-cell table:number-columns-repeated="1019"/>
        </table:table-row>
        <table:table-row table:style-name="ro1">
          <table:table-cell office:value-type="string">
            <text:p>On-demand</text:p>
          </table:table-cell>
          <table:table-cell office:value-type="string">
            <text:p>Hub, Telosb, PC207</text:p>
          </table:table-cell>
          <table:table-cell office:value-type="string">
            <text:p>Testbed ATC 60,50 Police Telos</text:p>
          </table:table-cell>
          <table:table-cell office:value-type="float" office:value="2.47">
            <text:p>2.47</text:p>
          </table:table-cell>
          <table:table-cell table:formula="of:=[.D49]-[.$D$38]" office:value-type="float" office:value="0.55">
            <text:p>0.55</text:p>
          </table:table-cell>
          <table:table-cell table:number-columns-repeated="1019"/>
        </table:table-row>
        <table:table-row table:style-name="ro1">
          <table:table-cell office:value-type="string">
            <text:p>On-demand</text:p>
          </table:table-cell>
          <table:table-cell office:value-type="string">
            <text:p>Hub, Telosb, PC207</text:p>
          </table:table-cell>
          <table:table-cell office:value-type="string">
            <text:p>Testbed ATC 60,50 Police kpts enc Telos</text:p>
          </table:table-cell>
          <table:table-cell office:value-type="float" office:value="2.47">
            <text:p>2.47</text:p>
          </table:table-cell>
          <table:table-cell table:formula="of:=[.D50]-[.$D$38]" office:value-type="float" office:value="0.55">
            <text:p>0.55</text:p>
          </table:table-cell>
          <table:table-cell table:number-columns-repeated="1019"/>
        </table:table-row>
        <table:table-row table:style-name="ro1">
          <table:table-cell office:value-type="string">
            <text:p>On-demand</text:p>
          </table:table-cell>
          <table:table-cell office:value-type="string">
            <text:p>Hub, Telosb, PC207</text:p>
          </table:table-cell>
          <table:table-cell office:value-type="string">
            <text:p>Testbed ATC 60,50 Police kpts enc entr enc Telos</text:p>
          </table:table-cell>
          <table:table-cell office:value-type="float" office:value="2.47">
            <text:p>2.47</text:p>
          </table:table-cell>
          <table:table-cell table:formula="of:=[.D51]-[.$D$38]" office:value-type="float" office:value="0.55">
            <text:p>0.55</text:p>
          </table:table-cell>
          <table:table-cell table:number-columns-repeated="1019"/>
        </table:table-row>
        <table:table-row table:style-name="ro1">
          <table:table-cell office:value-type="string">
            <text:p>On-demand</text:p>
          </table:table-cell>
          <table:table-cell office:value-type="string">
            <text:p>Hub, Telosb, PC207</text:p>
          </table:table-cell>
          <table:table-cell office:value-type="string">
            <text:p>Testbed ATC 60,50 Police kpts enc entr enc Telos, WiFi off</text:p>
          </table:table-cell>
          <table:table-cell office:value-type="float" office:value="2.2">
            <text:p>2.20</text:p>
          </table:table-cell>
          <table:table-cell table:formula="of:=[.D52]-[.$D$38]" office:value-type="float" office:value="0.28">
            <text:p>0.28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 SDK 6.0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4" table:number-columns-repeated="1020" table:default-cell-style-name="Default"/>
        <table:table-row table:style-name="ro2">
          <table:table-cell table:style-name="ce1" office:value-type="string">
            <text:p>Frequenza [MHz]</text:p>
          </table:table-cell>
          <table:table-cell table:style-name="ce1" office:value-type="string">
            <text:p>Periferiche</text:p>
          </table:table-cell>
          <table:table-cell table:style-name="ce1" office:value-type="string">
            <text:p>Condizione</text:p>
          </table:table-cell>
          <table:table-cell table:style-name="ce2" office:value-type="string">
            <text:p>Consumo [W]</text:p>
          </table:table-cell>
          <table:table-cell table:style-name="ce1"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-</text:p>
          </table:table-cell>
          <table:table-cell office:value-type="string">
            <text:p>rest</text:p>
          </table:table-cell>
          <table:table-cell office:value-type="float" office:value="0.77">
            <text:p>0.77</text:p>
          </table:table-cell>
          <table:table-cell table:number-columns-repeated="1020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eth</text:p>
          </table:table-cell>
          <table:table-cell office:value-type="string">
            <text:p>rest</text:p>
          </table:table-cell>
          <table:table-cell office:value-type="float" office:value="1.2">
            <text:p>1.20</text:p>
          </table:table-cell>
          <table:table-cell table:number-columns-repeated="1020"/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eth</text:p>
          </table:table-cell>
          <table:table-cell office:value-type="string">
            <text:p>rest</text:p>
          </table:table-cell>
          <table:table-cell office:value-type="float" office:value="1.2">
            <text:p>1.20</text:p>
          </table:table-cell>
          <table:table-cell table:number-columns-repeated="1020"/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eth</text:p>
          </table:table-cell>
          <table:table-cell office:value-type="string">
            <text:p>rest</text:p>
          </table:table-cell>
          <table:table-cell office:value-type="float" office:value="1.2">
            <text:p>1.20</text:p>
          </table:table-cell>
          <table:table-cell table:number-columns-repeated="1020"/>
        </table:table-row>
        <table:table-row table:style-name="ro2">
          <table:table-cell office:value-type="float" office:value="800">
            <text:p>800</text:p>
          </table:table-cell>
          <table:table-cell office:value-type="string">
            <text:p>eth</text:p>
          </table:table-cell>
          <table:table-cell office:value-type="string">
            <text:p>rest</text:p>
          </table:table-cell>
          <table:table-cell office:value-type="float" office:value="1.2">
            <text:p>1.20</text:p>
          </table:table-cell>
          <table:table-cell table:number-columns-repeated="1020"/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eth</text:p>
          </table:table-cell>
          <table:table-cell office:value-type="string">
            <text:p>rest</text:p>
          </table:table-cell>
          <table:table-cell office:value-type="float" office:value="1.2">
            <text:p>1.20</text:p>
          </table:table-cell>
          <table:table-cell table:number-columns-repeated="1020"/>
        </table:table-row>
        <table:table-row table:style-name="ro2">
          <table:table-cell office:value-type="string">
            <text:p>ondemand</text:p>
          </table:table-cell>
          <table:table-cell office:value-type="string">
            <text:p>eth</text:p>
          </table:table-cell>
          <table:table-cell office:value-type="string">
            <text:p>standby</text:p>
          </table:table-cell>
          <table:table-cell office:value-type="float" office:value="0.31">
            <text:p>0.31</text:p>
          </table:table-cell>
          <table:table-cell table:number-columns-repeated="1020"/>
        </table:table-row>
        <table:table-row table:style-name="ro2">
          <table:table-cell office:value-type="string">
            <text:p>ondemand</text:p>
          </table:table-cell>
          <table:table-cell office:value-type="string">
            <text:p>eth</text:p>
          </table:table-cell>
          <table:table-cell office:value-type="string">
            <text:p>mem</text:p>
          </table:table-cell>
          <table:table-cell office:value-type="float" office:value="0.26">
            <text:p>0.26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6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30/04/2015</text:date>, <text:time>17:52:4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Bondi</meta:initial-creator>
    <meta:creation-date>2015-04-21T12:34:57</meta:creation-date>
    <dc:date>2015-04-30T17:52:42</dc:date>
    <dc:creator>Luca Bondi</dc:creator>
    <meta:editing-duration>PT3H5M50S</meta:editing-duration>
    <meta:editing-cycles>14</meta:editing-cycles>
    <meta:generator>OpenOffice/4.1.1$Unix OpenOffice.org_project/411m6$Build-9775</meta:generator>
    <meta:document-statistic meta:table-count="3" meta:cell-count="291" meta:object-count="0"/>
  </office:meta>
</office:document-meta>
</file>